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olableFactoryBean.enteringPool( final Object compon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oolableFactoryBean.initializ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oolableFactoryBean.setBeanFactory( 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olableFactoryBean.PoolableFactoryBean( String name ,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olableFactoryBean.addInterfaces( final Class [ ] classInterfaces , final Set workInterfac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oolableFactoryBean.PoolableFactoryBean( String name , String className , String poolMaxString , Settings settin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oolableFactoryBean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oolableFactoryBean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olableFactoryBean.guessWorkInterfaces( final Class clazz , final Set workInterfac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oolableFactoryBean.getFromPoo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oolableFactoryBean.setPoolOutMethodName( String poolOutMetho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olableFactoryBean.exitingPool( final Object compon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oolableFactoryBean.putIntoPool( final Object poolab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oolableFactoryBean.setPoolInMethodName( String poolInMetho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olableFactoryBean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oolableFactoryBean.permanentlyRemovePoolable( Object pool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olableFactoryBean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